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v.presentation">
      <style:text-properties style:font-name="Arial1" fo:font-size="10pt" style:font-size-asian="10pt" style:font-size-complex="10pt"/>
    </style:style>
    <style:style style:name="P2" style:family="paragraph" style:parent-style-name="cv.presentation">
      <style:text-properties style:font-name="Arial1" fo:font-size="10pt" fo:language="fr" fo:country="CA" style:font-size-asian="10pt" style:font-size-complex="10pt"/>
    </style:style>
    <style:style style:name="P3" style:family="paragraph" style:parent-style-name="cv.presentation">
      <style:text-properties style:font-name="Arial1" fo:font-size="10pt" fo:font-style="italic" style:font-size-asian="10pt" style:font-style-asian="italic" style:font-size-complex="10pt" style:font-style-complex="italic"/>
    </style:style>
    <style:style style:name="P4" style:family="paragraph" style:parent-style-name="cv.presentation">
      <style:paragraph-properties fo:margin-left="0.503cm" fo:margin-right="0cm" fo:text-indent="0cm" style:auto-text-indent="false"/>
    </style:style>
    <style:style style:name="P5" style:family="paragraph" style:parent-style-name="cv.presentation">
      <style:paragraph-properties fo:margin-left="0cm" fo:margin-right="0cm" fo:text-indent="0cm" style:auto-text-indent="false">
        <style:tab-stops/>
      </style:paragraph-properties>
      <style:text-properties style:font-name="Arial1" fo:font-size="10pt" style:font-size-asian="10pt" style:font-size-complex="10pt"/>
    </style:style>
    <style:style style:name="P6" style:family="paragraph" style:parent-style-name="cv.presentation">
      <style:paragraph-properties fo:keep-with-next="always"/>
      <style:text-properties style:font-name="Arial1" fo:font-size="10pt" style:font-size-asian="10pt" style:font-size-complex="10pt"/>
    </style:style>
    <style:style style:name="P7" style:family="paragraph" style:parent-style-name="Standard">
      <style:text-properties style:font-name="Arial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10pt" style:font-size-asian="10pt" style:font-size-complex="10pt"/>
    </style:style>
    <style:style style:name="P10" style:family="paragraph" style:parent-style-name="Standard">
      <style:text-properties style:font-name="Arial1" fo:font-size="10pt" fo:language="fr" fo:country="CA" style:font-size-asian="10pt" style:font-size-complex="10pt"/>
    </style:style>
    <style:style style:name="P11" style:family="paragraph" style:parent-style-name="Standard">
      <style:paragraph-properties fo:keep-with-next="always"/>
      <style:text-properties style:font-name="Arial1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fo:language="fr" fo:country="CA"/>
    </style:style>
    <style:style style:name="T2" style:family="text">
      <style:text-properties fo:language="fr" fo:country="CA" fo:font-style="italic" style:font-style-asian="italic" style:font-style-complex="italic"/>
    </style:style>
    <style:style style:name="T3" style:family="text">
      <style:text-properties style:font-name="Nimbus Sans L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67%" fo:font-style="italic" style:font-style-asian="italic" style:font-style-complex="italic"/>
    </style:style>
    <style:style style:name="T6" style:family="text">
      <style:text-properties style:text-position="super 67%" style:font-name="Arial1" fo:font-style="italic" style:font-style-asian="italic" style:font-style-complex="italic"/>
    </style:style>
    <style:style style:name="T7" style:family="text">
      <style:text-properties style:text-position="super 67%"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use-window-font-color="true" style:text-underline-style="none"/>
    </style:style>
    <style:style style:name="T9" style:family="text">
      <style:text-properties fo:font-variant="normal" fo:text-transform="none" fo:color="#000099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99" fo:font-size="11pt" fo:font-style="normal" style:text-underline-style="solid" style:text-underline-width="auto" style:text-underline-color="font-color" fo:font-weight="normal" fo:background-color="transparent"/>
    </style:style>
    <style:style style:name="T11" style:family="text">
      <style:text-properties fo:font-variant="normal" fo:text-transform="none" fo:color="#000099" style:font-name="Arial1" fo:font-size="11pt" fo:font-style="normal" style:text-underline-style="solid" style:text-underline-width="auto" style:text-underline-color="font-color" fo:font-weight="normal" fo:background-color="transparent"/>
    </style:style>
    <style:style style:name="T12" style:family="text">
      <style:text-properties fo:font-variant="normal" fo:text-transform="none" fo:color="#000099" style:font-name="Arial1" fo:font-style="normal" style:text-underline-style="solid" style:text-underline-width="auto" style:text-underline-color="font-color" fo:font-weight="normal" fo:background-color="transparent"/>
    </style:style>
    <style:style style:name="T13" style:family="text">
      <style:text-properties fo:font-variant="normal" fo:text-transform="none" fo:color="#000099" style:font-name="Arial1" fo:font-size="10pt" fo:font-style="normal" style:text-underline-style="solid" style:text-underline-width="auto" style:text-underline-color="font-color" fo:font-weight="normal" fo:background-color="transparent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1"/>
    </style:style>
    <style:style style:name="T16" style:family="text">
      <style:text-properties style:font-name="Arial1" fo:language="fr" fo:country="CA"/>
    </style:style>
    <style:style style:name="T17" style:family="text">
      <style:text-properties style:font-name="Arial1" fo:language="fr" fo:country="CA" fo:font-style="italic" style:font-style-asian="italic" style:font-style-complex="italic"/>
    </style:style>
    <style:style style:name="T18" style:family="text">
      <style:text-properties style:font-name="Arial1" fo:font-weight="bold" style:font-weight-asian="bold" style:font-weight-complex="bold"/>
    </style:style>
    <style:style style:name="T19" style:family="text">
      <style:text-properties style:font-name="Arial1" fo:font-style="italic" style:font-style-asian="italic" style:font-style-complex="italic"/>
    </style:style>
    <style:style style:name="T20" style:family="text">
      <style:text-properties style:font-name="Arial1" fo:font-size="10pt" style:font-size-asian="10pt" style:font-size-complex="10pt"/>
    </style:style>
    <style:style style:name="T21" style:family="text">
      <style:text-properties style:font-name="Arial1" fo:font-size="10pt" fo:language="fr" fo:country="CA" style:font-size-asian="10pt" style:font-size-complex="10pt"/>
    </style:style>
    <style:style style:name="T22" style:family="text">
      <style:text-properties style:font-name="Arial1" fo:font-size="10pt" fo:language="fr" fo:country="CA" fo:font-style="italic" style:font-size-asian="10pt" style:font-style-asian="italic" style:font-size-complex="10pt" style:font-style-complex="italic"/>
    </style:style>
    <style:style style:name="T23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Arial1"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URRICULUM VITAE</text:p>
      <text:p text:style-name="P8"/>
      <text:p text:style-name="P8">May 2011</text:p>
      <text:p text:style-name="P9"/>
      <text:p text:style-name="P9">Dzenan Ridjanovic, Ph.D.</text:p>
      <text:p text:style-name="Standard"><text:a xlink:type="simple" xlink:href="mailto:dzenanr@gmail.com" office:target-frame-name="_top" xlink:show="replace"><text:span text:style-name="T20">dzenanr@gmail.com</text:span></text:a></text:p>
      <text:p text:style-name="Standard"><text:a xlink:type="simple" xlink:href="http://www.modelibra.org/" office:target-frame-name="_top" xlink:show="replace"><text:span text:style-name="T20">http://www.modelibra.org/</text:span></text:a></text:p>
      <text:p text:style-name="P10">Associate Professor</text:p>
      <text:p text:style-name="P10">Université Laval</text:p>
      <text:p text:style-name="P10">Pavillon Palasis-Prince</text:p>
      <text:p text:style-name="P10">2325 rue de la Terrasse</text:p>
      <text:p text:style-name="P10">Québec (Québec) G1V 0A6</text:p>
      <text:p text:style-name="P9">Canada</text:p>
      <text:p text:style-name="P9"/>
      <text:p text:style-name="P7">EDUCATION</text:p>
      <text:p text:style-name="P9"/>
      <text:p text:style-name="P1">Ph.D. University of Minnesota, USA, 1986</text:p>
      <text:p text:style-name="P1">M.S. University of Maryland, USA, 1982</text:p>
      <text:p text:style-name="P1">B.S. University of Sarajevo, B&amp;H, 1976</text:p>
      <text:p text:style-name="P9"/>
      <text:p text:style-name="P7">EXPERIENCE IN HIGHER EDUCATION</text:p>
      <text:p text:style-name="P9"/>
      <text:p text:style-name="P1">1991 - present: Associate professor, Université Laval, Québec, Canada</text:p>
      <text:p text:style-name="P1">2006 - present: Full professor, University of Sarajevo, B&amp;H</text:p>
      <text:p text:style-name="P1">2005 - 2006: Associate professor, Sarajevo School of Science and Technology , B&amp;H</text:p>
      <text:p text:style-name="P1">2004 - 2005: Invited professor, University of Sarajevo, B&amp;H</text:p>
      <text:p text:style-name="P1">2001 - 2001: Invited professor, University of Sarajevo, B&amp;H</text:p>
      <text:p text:style-name="P1">1995 - 1996: Invited professor, University of Minnesota, USA</text:p>
      <text:p text:style-name="P2">1986 - 1991: Assistant professor, Université Laval, Québec, Canada</text:p>
      <text:p text:style-name="P10"/>
      <text:p text:style-name="P7">SPOKEN LANGUAGES</text:p>
      <text:p text:style-name="P7"/>
      <text:p text:style-name="P1">Bosnian</text:p>
      <text:p text:style-name="P1">English</text:p>
      <text:p text:style-name="P1">French</text:p>
      <text:p text:style-name="P9"/>
      <text:p text:style-name="P7">RESEARCH INTERESTS</text:p>
      <text:p text:style-name="P9"/>
      <text:p text:style-name="P1">Code Generation</text:p>
      <text:p text:style-name="P1">Data Frameworks</text:p>
      <text:p text:style-name="P1">Domain Modeling</text:p>
      <text:p text:style-name="P1">Dynamic Web Applications</text:p>
      <text:p text:style-name="P1">Meta Modeling</text:p>
      <text:p text:style-name="P1">Object Oriented DBMS</text:p>
      <text:p text:style-name="P1">Object Oriented Design Methods and Tools</text:p>
      <text:p text:style-name="P1">Open Source Software</text:p>
      <text:p text:style-name="P1">Software Components</text:p>
      <text:p text:style-name="P1">Software Engineering</text:p>
      <text:p text:style-name="P1">Spiral Approach to Software Design and Development</text:p>
      <text:p text:style-name="P1">Web Frameworks</text:p>
      <text:p text:style-name="P5"/>
      <text:p text:style-name="P7">TEACHING INTERESTS</text:p>
      <text:p text:style-name="P7"/>
      <text:p text:style-name="P1">Data Frameworks</text:p>
      <text:p text:style-name="P1">Domain Modeling</text:p>
      <text:p text:style-name="P1">Dynamic Web Applications</text:p>
      <text:p text:style-name="P1">Object Oriented Development</text:p>
      <text:p text:style-name="P1">Object Oriented Databases</text:p>
      <text:p text:style-name="P1">Patterns &amp; Frameworks</text:p>
      <text:p text:style-name="P1"><text:soft-page-break/>Relational Databases</text:p>
      <text:p text:style-name="P1">Software Engineering</text:p>
      <text:p text:style-name="P1">Web Frameworks</text:p>
      <text:p text:style-name="P9"/>
      <text:p text:style-name="P11">PROFESSIONAL EXPERIENCE</text:p>
      <text:p text:style-name="P11"/>
      <text:p text:style-name="P6">2002 – 2004: OpenPole Inc., Research and Training, Web Software Solutions</text:p>
      <text:p text:style-name="P1">2000 – 2001: Neosapiens Inc., Research and Development, Java Technologies</text:p>
      <text:p text:style-name="P1">1996 – 1999: Silverrun Technologies Inc., Research Consultant, Object Oriented Technologies</text:p>
      <text:p text:style-name="P1">1991 – 1995: CSA Research Ltd., Research and Development Director, CASE Tools</text:p>
      <text:p text:style-name="P1">1989 – 1990: XA Systems Corporation, Product Development Manager, CASE Tools</text:p>
      <text:p text:style-name="P1">1988 – 1989: ZEROTIME, Associate, Information Systems Methods and CASE Tools</text:p>
      <text:p text:style-name="P1">1987 – 1988: SystemOID, Associate, Information Systems Methods and CASE Tools</text:p>
      <text:p text:style-name="P9"/>
      <text:p text:style-name="P7">SOFTWARE ENGINEERING</text:p>
      <text:p text:style-name="P9"/>
      <text:p text:style-name="P1">2000 – present: Principal developer of Modelibra software family</text:p>
      <text:p text:style-name="P1">1998 – 1999: Project leader of Silverrun-JD (Java Designer)</text:p>
      <text:p text:style-name="P1">1996 – 1997: Project leader of Silverrun-UM (Universal Modeler)</text:p>
      <text:p text:style-name="P1">1995 – 1996: One of designers of Silverrun-OO (Object Oriented)</text:p>
      <text:p text:style-name="P1">1992 – 1995: Principal designer of Silverrun-RDM (Relational Data Model)</text:p>
      <text:p text:style-name="P1">1989 – 1991: Project leader of Silverrun-CDE (Common Development Environment)</text:p>
      <text:p text:style-name="P1">1987 – 1988: Principal designer of Silverrun-LDM (Logical Data Model)</text:p>
      <text:p text:style-name="P9"/>
      <text:p text:style-name="P7">AWARDS</text:p>
      <text:p text:style-name="P9"/>
      <text:p text:style-name="P1">1988 – 1989: Meta-model interpretation of relational database applications, NSERC, Canada</text:p>
      <text:p text:style-name="P1">1979 – 1980: Fulbright Scholarship, USA</text:p>
      <text:p text:style-name="P9"/>
      <text:p text:style-name="P7">SOFTWARE</text:p>
      <text:p text:style-name="P1"/>
      <text:p text:style-name="cv.presentation"><text:span text:style-name="T20">Modelibra: </text:span><text:a xlink:type="simple" xlink:href="http://code.google.com/p/modelibra/" office:target-frame-name="_top" xlink:show="replace"><text:span text:style-name="T20">http://code.google.com/p/modelibra/</text:span></text:a></text:p>
      <text:p text:style-name="cv.presentation"><text:span text:style-name="Police_20_par_20_défaut"><text:span text:style-name="T21">MagicBoxes: </text:span></text:span><text:a xlink:type="simple" xlink:href="http://code.google.com/p/magic-boxes/" office:target-frame-name="_top" xlink:show="replace"><text:span text:style-name="Police_20_par_20_défaut"><text:span text:style-name="T21">http://code.google.com/p/magic-boxes/</text:span></text:span></text:a></text:p>
      <text:p text:style-name="P2"/>
      <text:p text:style-name="Standard"><text:span text:style-name="Police_20_par_20_défaut"><text:span text:style-name="T23">BOOKS</text:span></text:span></text:p>
      <text:p text:style-name="P9"/>
      <text:p text:style-name="cv.presentation"><text:span text:style-name="T20">Ridjanovic, D., </text:span><text:span text:style-name="Police_20_par_20_défaut"><text:span text:style-name="T24">Spiral Development of Dynamic Web Applications: Using Modelibra and Wicket</text:span></text:span><text:span text:style-name="T20">, Creative Commons license, 2009. </text:span></text:p>
      <text:p text:style-name="cv.presentation"><text:bookmark text:name="internal-source-marker_0.47479640482924881"/><text:a xlink:type="simple" xlink:href="http://code.google.com/p/modelibra/"><text:span text:style-name="T13">http://code.google.com/p/modelibra/</text:span></text:a></text:p>
      <text:p text:style-name="P1"/>
      <text:p text:style-name="cv.presentation"><text:span text:style-name="T20">Ridjanovic, D., "Modelibra Software Family", </text:span><text:span text:style-name="Police_20_par_20_défaut"><text:span text:style-name="T24">Inovations and Advanced Techniques in Systems, Computing Sciences and Software Engineering</text:span></text:span><text:span text:style-name="T20">, Edited by Khaled Elleithy, Springer, ISBN 978-1-4020-8734-9, 2008.</text:span></text:p>
      <text:p text:style-name="P1"/>
      <text:p text:style-name="cv.presentation"><text:span text:style-name="T20">Ridjanovic, D., "Rapid Development of Web Applications with Web Components", </text:span><text:span text:style-name="Police_20_par_20_défaut"><text:span text:style-name="T24">Advances and Innovations in Systems, Computing Sciences and Software Engineering</text:span></text:span><text:span text:style-name="T20">, Edited by Khaled Elleithy, Springer, ISBN 978-1-4020-6263-6, 2007.</text:span></text:p>
      <text:p text:style-name="P1"/>
      <text:p text:style-name="cv.presentation"><text:span text:style-name="T20">Riđanović, D., Mateljan, T. and V. Okanović, </text:span><text:span text:style-name="Police_20_par_20_défaut"><text:span text:style-name="T24">mvcLite Framework</text:span></text:span><text:span text:style-name="T20">, ISBN 9958-9214-6-4, COBISS.BH ID 14996998, TDP, Sarajevo, B&amp;H, 2006.</text:span></text:p>
      <text:p text:style-name="P1"/>
      <text:p text:style-name="cv.presentation"><text:span text:style-name="T20">Ridjanovic, D., “CASE: computer-aided software/system engineering”, </text:span><text:span text:style-name="Police_20_par_20_défaut"><text:span text:style-name="T24">The Blackwell Encyclopedia of Management</text:span></text:span><text:span text:style-name="T20">, Edited by Gordon B. Davis, Blackwell Publishing, ISBN 1-4051-0065-6, 2005.</text:span></text:p>
      <text:p text:style-name="P1"/>
      <text:p text:style-name="cv.presentation"><text:span text:style-name="T20">Riđanović, D., Začiragić, B. and V. Okanović, </text:span><text:span text:style-name="Police_20_par_20_défaut"><text:span text:style-name="T24">Korištenje baza podataka u Java programskom jeziku</text:span></text:span><text:span text:style-name="T20">, ISBN 9958-9214-3-X, COBISS.BH-ID: 14602502 , TDP, Sarajevo, B&amp;H, 2005.</text:span></text:p>
      <text:p text:style-name="P1"/>
      <text:p text:style-name="cv.presentation"><text:span text:style-name="T20">Riđanović, D., </text:span><text:span text:style-name="Police_20_par_20_défaut"><text:span text:style-name="T24">Magične kutije: Spiralni pristup učenju Java programskog jezika i Swing grafičke biblioteke</text:span></text:span><text:span text:style-name="T20">, ISBN 9958-9214-2-1, COBISS.BH-ID 14405894, TDP, Sarajevo, B&amp;H, 2005.</text:span></text:p>
      <text:p text:style-name="P1"/>
      <text:p text:style-name="cv.presentation"><text:soft-page-break/><text:span text:style-name="T20">Ridjanovic, D., </text:span><text:span text:style-name="Police_20_par_20_défaut"><text:span text:style-name="T24">Magic Boxes: Spiral Approach to Learning Java and Swing</text:span></text:span><text:span text:style-name="T20">, Université Laval, 2003.</text:span></text:p>
      <text:p text:style-name="P1"/>
      <text:p text:style-name="cv.presentation"><text:span text:style-name="Police_20_par_20_défaut"><text:span text:style-name="T21">Ridjanovic, D. and R. Mathieu, </text:span></text:span><text:span text:style-name="Police_20_par_20_défaut"><text:span text:style-name="T22">Apprendre Java par l'approche spirale</text:span></text:span><text:span text:style-name="Police_20_par_20_défaut"><text:span text:style-name="T21">, Université Laval, 1999.</text:span></text:span></text:p>
      <text:p text:style-name="P2"/>
      <text:p text:style-name="cv.presentation"><text:span text:style-name="T20">Ridjanovic, D., “Data warehousing”, </text:span><text:span text:style-name="Police_20_par_20_défaut"><text:span text:style-name="T24">Encyclopedia of Management</text:span></text:span><text:span text:style-name="T20">, Edited by Carry Cooper and Chris Argyris, BLACKWELL Publishers, 1996.</text:span></text:p>
      <text:p text:style-name="P1"/>
      <text:p text:style-name="cv.presentation"><text:span text:style-name="T20">Ridjanovic, D., "CASE Tools-Based Rapid Development of RDM Applications", in T.W. Olle, A.A. Verrijn-Stuart et L. Bhabuta (eds.), </text:span><text:span text:style-name="Police_20_par_20_défaut"><text:span text:style-name="T24">Computerized Assistance During the Information Systems Life Cycle</text:span></text:span><text:span text:style-name="T20">, Elsevier Science Publishers B.V. (North-Holland), 1988.</text:span></text:p>
      <text:p text:style-name="P1"/>
      <text:p text:style-name="cv.presentation"><text:span text:style-name="T20">Brodie, M.L. and D. Ridjanovic, "On the Design and Specification of Database Transactions", in M.L. Brodie and J. Mylopoulos (eds.), </text:span><text:span text:style-name="Police_20_par_20_défaut"><text:span text:style-name="T24">Readings In Artificial Intelligence and Databases</text:span></text:span><text:span text:style-name="T20">, Morgan Kaufmann Publishers, Inc., 1988.</text:span></text:p>
      <text:p text:style-name="P1"/>
      <text:p text:style-name="cv.presentation"><text:span text:style-name="T20">Brodie, M.L. and D. Ridjanovic, "On the Design and Specification of Database Transactions", in M.L. Brodie, J. Mylopoulos and J.W. Schmidt (eds.), </text:span><text:span text:style-name="Police_20_par_20_défaut"><text:span text:style-name="T24">On Conceptual Modeling: Perspectives from Artificial Intelligence, Databases, and Programming Languages</text:span></text:span><text:span text:style-name="T20">, Springer-Verlag, 1984.</text:span></text:p>
      <text:p text:style-name="P1"/>
      <text:p text:style-name="cv.presentation"><text:span text:style-name="T20">Brodie, M.L., D. Ridjanovic and E.O. Silva, "On a Framework for Information Systems Design Methodologies", in T.W. Olle, H.G. Sol and C.J. Tully (eds.), </text:span><text:span text:style-name="Police_20_par_20_défaut"><text:span text:style-name="T24">Information Systems Design Methodologies: A Feature Analysis</text:span></text:span><text:span text:style-name="T20">, Elsevier Science Publishers B.V. (North-Holland), 1983.</text:span></text:p>
      <text:p text:style-name="P9"/>
      <text:p text:style-name="Standard"><text:span text:style-name="Police_20_par_20_défaut"><text:span text:style-name="T23">JOURNALS</text:span></text:span></text:p>
      <text:p text:style-name="P9"/>
      <text:p text:style-name="cv.presentation"><text:span text:style-name="T20">Ridjanovic, D. and R.W. Mantha, “Metadata Architecture for Legacy Data, Data Warehouses and User Views”, </text:span><text:span text:style-name="Police_20_par_20_défaut"><text:span text:style-name="T24">DAMA Newsletter</text:span></text:span><text:span text:style-name="T20">, New York, September 1996.</text:span></text:p>
      <text:p text:style-name="P1"/>
      <text:p text:style-name="cv.presentation"><text:span text:style-name="T20">Ridjanovic, D., "From Screen Forms to RDM and From RDM to Screen Forms", </text:span><text:span text:style-name="Police_20_par_20_défaut"><text:span text:style-name="T24">Information and Software Technology</text:span></text:span><text:span text:style-name="T20">, 34:4, pp. 219-228, Butterworth-Heinemann Ltd., UK, April 1992.</text:span></text:p>
      <text:p text:style-name="P1"/>
      <text:p text:style-name="cv.presentation"><text:span text:style-name="Police_20_par_20_défaut"><text:span text:style-name="T21">Landry, M., D. Pascot and D. Ridjanovic, "Complexité et développement de systèmes d'information comme cycle de représentation", </text:span></text:span><text:span text:style-name="Police_20_par_20_défaut"><text:span text:style-name="T22">Technologies de l'information et société</text:span></text:span><text:span text:style-name="Police_20_par_20_défaut"><text:span text:style-name="T21">, 2:2, pp. 7-23, Société québécoise de communication et de recherche en informatique, Association Technologies de l'information et Société (Communauté française de Belgique), 1990.</text:span></text:span></text:p>
      <text:p text:style-name="P2"/>
      <text:p text:style-name="cv.presentation"><text:span text:style-name="Police_20_par_20_défaut"><text:span text:style-name="T21">Pascot , D., D. Ridjanovic and P. Legendre, "Express-MLD: une approche de développement rapide centrée sur le modèle logique de données", </text:span></text:span><text:span text:style-name="Police_20_par_20_défaut"><text:span text:style-name="T22">MBD - Modèles et Bases de Données</text:span></text:span><text:span text:style-name="Police_20_par_20_défaut"><text:span text:style-name="T21">, No. 10, AFCET Informatique, Paris, July, 1988.</text:span></text:span></text:p>
      <text:p text:style-name="P2"/>
      <text:p text:style-name="cv.presentation"><text:span text:style-name="T20">Ridjanovic, D. and M.L. Brodie, "Defining Database Dynamics with Attribute Grammars", </text:span><text:span text:style-name="Police_20_par_20_défaut"><text:span text:style-name="T24">Information Processing Letters</text:span></text:span><text:span text:style-name="T20">, Vol. 14, No. 3, May 16, 1982.</text:span></text:p>
      <text:p text:style-name="P9"/>
      <text:p text:style-name="Standard"><text:span text:style-name="Police_20_par_20_défaut"><text:span text:style-name="T23">CONFERENCES</text:span></text:span></text:p>
      <text:p text:style-name="P9"/>
      <text:p text:style-name="cv.presentation"><text:span text:style-name="T20">Ridjanovic, D., "Model Driven Prototyping with Modelibra", </text:span><text:span text:style-name="Police_20_par_20_défaut"><text:span text:style-name="T24">The Second International Workshop on Internet Engineering &amp; Web Services</text:span></text:span><text:span text:style-name="T20">, InWeS-2011, Ankara, Turkey, June 26 - 28, 2011.</text:span></text:p>
      <text:p text:style-name="cv.presentation"><text:a xlink:type="simple" xlink:href="http://airccse.org/wimo2011/schedule_wimo2011.html"><text:span text:style-name="T20">http://airccse.org/wimo2011/schedule_wimo2011.html</text:span></text:a></text:p>
      <text:p text:style-name="P1"/>
      <text:p text:style-name="cv.presentation"><text:span text:style-name="T20">Ridjanovic, D., "Modelibra Education", </text:span><text:span text:style-name="Police_20_par_20_défaut"><text:span text:style-name="T24">The 34</text:span></text:span><text:span text:style-name="Police_20_par_20_défaut"><text:span text:style-name="T7">th</text:span></text:span><text:span text:style-name="Police_20_par_20_défaut"><text:span text:style-name="T24"> International Convention on Information and Communication Technology, Electronics and Microelectronics, Computing Sciences and Software Engineering</text:span></text:span><text:span text:style-name="T20">, MIPRO 2011, Opatija, Croatia, May 23 - 27, 2011.</text:span></text:p>
      <text:p text:style-name="cv.presentation"><text:a xlink:type="simple" xlink:href="http://www.informatik.uni-trier.de/~ley/db/indices/a-tree/r/Ridjanovic:Dzenan.html"><text:span text:style-name="T20">http://www.informatik.uni-trier.de/~ley/db/indices/a-tree/r/Ridjanovic:Dzenan.html</text:span></text:a><text:span text:style-name="T20"> </text:span></text:p>
      <text:p text:style-name="P1"/>
      <text:p text:style-name="cv.presentation"><text:span text:style-name="T20">Ridjanovic, D., "Modelibra Software Family", </text:span><text:span text:style-name="Police_20_par_20_défaut"><text:span text:style-name="T24">International Conference on Systems, Computing Sciences and Software Engineering</text:span></text:span><text:span text:style-name="T20">, CISSE/SCSS 2007, conducted through the Internet using web-conferencing tools, December 3 - 12, 2007.</text:span></text:p>
      <text:p text:style-name="cv.presentation"><text:a xlink:type="simple" xlink:href="http://cisse2007.org/" office:target-frame-name="_top" xlink:show="replace"><text:span text:style-name="T20">http://cisse2007.org/</text:span></text:a></text:p>
      <text:p text:style-name="P1"/>
      <text:p text:style-name="cv.presentation"><text:soft-page-break/><text:span text:style-name="T20">Okanović, V. and D. Ridjanovic, “Razvoj dinamičkih web aplikacija korištenjem komponentnih framework- a ”, </text:span><text:span text:style-name="Police_20_par_20_défaut"><text:span text:style-name="T24">21st International Symposium on Information Communication and Automation Technologies ICAT 2007</text:span></text:span><text:span text:style-name="T20">, Sarajevo, B&amp;H, October 29-31, 2007.</text:span></text:p>
      <text:p text:style-name="P1"/>
      <text:p text:style-name="cv.presentation"><text:span text:style-name="T20">Ridjanovic, D., "Rapid Development of Web Applications with Web Components", </text:span><text:span text:style-name="Police_20_par_20_défaut"><text:span text:style-name="T24">International</text:span></text:span></text:p>
      <text:p text:style-name="cv.presentation"><text:span text:style-name="Police_20_par_20_défaut"><text:span text:style-name="T24">Conference on Systems, Computing Sciences and Software Engineering</text:span></text:span><text:span text:style-name="T20">, CISSE/SCSS 2006, conducted through the Internet using web-conferencing tools, December 4 - 14, 2006.</text:span></text:p>
      <text:p text:style-name="P1"/>
      <text:p text:style-name="cv.presentation"><text:span text:style-name="T20">Ridjanovic, D., "Domain Model Driven Development of Web Applications", </text:span><text:span text:style-name="Police_20_par_20_défaut"><text:span text:style-name="T24">the 6th OOPSLA</text:span></text:span></text:p>
      <text:p text:style-name="P3">Workshop on Domain-Specific Modeling, Object-Oriented Programming, Systems, Languages and</text:p>
      <text:p text:style-name="cv.presentation"><text:span text:style-name="Police_20_par_20_défaut"><text:span text:style-name="T24">Applications - OOPSLA 2006</text:span></text:span><text:span text:style-name="T20">, Portland, Oregon, USA, October 22 - 26, 2006.</text:span></text:p>
      <text:p text:style-name="P1"/>
      <text:p text:style-name="P1">Turčinhodžić, R., Pašić, L., Fuks, A., Riđanović, D. and V. Okanović, “Web Application: Sarajevo</text:p>
      <text:p text:style-name="cv.presentation"><text:span text:style-name="T20">Academy of Computer Science”, </text:span><text:span text:style-name="Police_20_par_20_défaut"><text:span text:style-name="T24">20th International Symposium on Information Communication and</text:span></text:span></text:p>
      <text:p text:style-name="cv.presentation"><text:span text:style-name="Police_20_par_20_défaut"><text:span text:style-name="T22">Automation Technologies ICAT 2005</text:span></text:span><text:span text:style-name="Police_20_par_20_défaut"><text:span text:style-name="T21">, Sarajevo, B&amp;H, October 3-5, 2005.</text:span></text:span></text:p>
      <text:p text:style-name="P2"/>
      <text:p text:style-name="cv.presentation"><text:span text:style-name="Police_20_par_20_défaut"><text:span text:style-name="T21">Serna, I., Ramić, B., Vasić, M., Riđanović, D. and V. Okanović, “Web aplikacija za profesore i studente”, </text:span></text:span><text:span text:style-name="Police_20_par_20_défaut"><text:span text:style-name="T22">20th International Symposium on Information Communication and Automation Technologies ICAT 2005</text:span></text:span><text:span text:style-name="Police_20_par_20_défaut"><text:span text:style-name="T21">, Sarajevo, B&amp;H, October 3-5, 2005.</text:span></text:span></text:p>
      <text:p text:style-name="P2"/>
      <text:p text:style-name="cv.presentation"><text:span text:style-name="T20">Ridjanovic, D. and V. Okanović, "Database Framework for Web Application Development", </text:span><text:span text:style-name="Police_20_par_20_défaut"><text:span text:style-name="T24">10th</text:span></text:span></text:p>
      <text:p text:style-name="cv.presentation"><text:span text:style-name="Police_20_par_20_défaut"><text:span text:style-name="T24">International Conference of European University Information Systems EUNIS 2004</text:span></text:span><text:span text:style-name="T20">, Bled, Slovenia,</text:span></text:p>
      <text:p text:style-name="P4"><text:span text:style-name="T20">June 29 – July 2, 2004.</text:span></text:p>
      <text:p text:style-name="P1"/>
      <text:p text:style-name="cv.presentation"><text:span text:style-name="T20">Ridjanovic, D., "Learning Java in Spirals", </text:span><text:span text:style-name="Police_20_par_20_défaut"><text:span text:style-name="T24">27th International Convention MIPRO 2004</text:span></text:span><text:span text:style-name="T20">, Opatija, Croatia, May 24 - 28, 2004.</text:span></text:p>
      <text:p text:style-name="P1"/>
      <text:p text:style-name="cv.presentation"><text:span text:style-name="T20">Ridjanovic, D. and V. Okanović, "Using Database Framework in Web Applications", </text:span><text:span text:style-name="Police_20_par_20_défaut"><text:span text:style-name="T24">IEEE MELECON 2004</text:span></text:span><text:span text:style-name="T20">, Dubrovnik, Croatia, May 10-14, 2004.</text:span></text:p>
      <text:p text:style-name="P1"/>
      <text:p text:style-name="cv.presentation"><text:span text:style-name="T20">Ridjanovic, D., V. Okanović and B. Začiragić, “Open Source Java Frameworks”, </text:span><text:span text:style-name="Police_20_par_20_défaut"><text:span text:style-name="T24">XIX Medjunarodni</text:span></text:span></text:p>
      <text:p text:style-name="cv.presentation"><text:span text:style-name="Police_20_par_20_défaut"><text:span text:style-name="T24">Simpozij, Informacione i komunikacione tehnologije</text:span></text:span><text:span text:style-name="T20">, B&amp;H, Sarajevo, 2003-12-1.</text:span></text:p>
      <text:p text:style-name="P1"/>
      <text:p text:style-name="cv.presentation"><text:span text:style-name="T20">Ridjanovic, D., “Pedagogical Tools for Database Design”, </text:span><text:span text:style-name="Police_20_par_20_défaut"><text:span text:style-name="T24">2nd International Conference on the Principles and Practice of Programming in Java</text:span></text:span><text:span text:style-name="T20">, Kilkenny City, Ireland, June 16-18, 2003.</text:span></text:p>
      <text:p text:style-name="P1"/>
      <text:p text:style-name="cv.presentation"><text:span text:style-name="T20">Ridjanovic, D., “Model-View-Controller Pattern based Web Application Design”, </text:span><text:span text:style-name="Police_20_par_20_défaut"><text:span text:style-name="T24">XVIII Medjunarodni Simpozij, Informacione i komunikacione tehnologije</text:span></text:span><text:span text:style-name="T20">, B&amp;H, Sarajevo, 2001-11-26.</text:span></text:p>
      <text:p text:style-name="P1"/>
      <text:p text:style-name="cv.presentation"><text:span text:style-name="T20">Ridjanovic, D., “Meta-Data Architecture for Legacy Systems, Data Warehouses and Data Marts”, </text:span><text:span text:style-name="Police_20_par_20_défaut"><text:span text:style-name="T24">Data Warehousing Conference</text:span></text:span><text:span text:style-name="T20">, Phoenix, October 10 - 12, 1995.</text:span></text:p>
      <text:p text:style-name="P1"/>
      <text:p text:style-name="cv.presentation"><text:span text:style-name="T20">Ridjanovic, D., "Concepts, Methods and Tools for Building Client/Server Business Applications", </text:span><text:span text:style-name="Police_20_par_20_défaut"><text:span text:style-name="T24">CASE World</text:span></text:span><text:span text:style-name="T20">, Boston, October 19 - 21, 1993.</text:span></text:p>
      <text:p text:style-name="P1"/>
      <text:p text:style-name="cv.presentation"><text:span text:style-name="T20">Ridjanovic, D., "Data and Object Driven Application Development with Relational Data Models", </text:span><text:span text:style-name="Police_20_par_20_défaut"><text:span text:style-name="T24">CASE World: SOFTWARE-PRODUKTION</text:span></text:span><text:span text:style-name="T20">, Hamburg, Germany, November 3 - 4, 1992.</text:span></text:p>
      <text:p text:style-name="P1"/>
      <text:p text:style-name="cv.presentation"><text:span text:style-name="T20">Ridjanovic, D., "Friendly Relationship of Object Oriented and Data Driven Approaches", </text:span><text:span text:style-name="Police_20_par_20_défaut"><text:span text:style-name="T24">Singapore</text:span></text:span></text:p>
      <text:p text:style-name="cv.presentation"><text:span text:style-name="Police_20_par_20_défaut"><text:span text:style-name="T24">Computer Society Silver Jubilee Conference</text:span></text:span><text:span text:style-name="T20">, October 12 - 14, 1992.</text:span></text:p>
      <text:p text:style-name="P1"/>
      <text:p text:style-name="cv.presentation"><text:span text:style-name="T20">Ridjanovic, D., D. Pascot and R.W. Mantha, "Datarun: A Focused Approach to Developing Information Systems", </text:span><text:span text:style-name="Police_20_par_20_défaut"><text:span text:style-name="T24">Informix Worldwide User Conference</text:span></text:span><text:span text:style-name="T20">, San Jose, July 7 - 10, 1992.</text:span></text:p>
      <text:p text:style-name="P1"/>
      <text:p text:style-name="cv.presentation"><text:span text:style-name="Police_20_par_20_défaut"><text:span text:style-name="T21">Mantha, R.W., D. Pascot and D. Ridjanovic, "De structure simples aux objets complexes: une approche pragmatique à la conception de systèmes d'information", </text:span></text:span><text:span text:style-name="Police_20_par_20_défaut"><text:span text:style-name="T22">Congrès INFORSID 92</text:span></text:span><text:span text:style-name="Police_20_par_20_défaut"><text:span text:style-name="T21">, France, May 19 – 22, 1992.</text:span></text:span></text:p>
      <text:p text:style-name="P2"/>
      <text:p text:style-name="P1">Ridjanovic, D. and R.W. Mantha, "The Development of a Multi-Platform CASE Tool Common</text:p>
      <text:p text:style-name="cv.presentation"><text:span text:style-name="T20">Development Environment", </text:span><text:span text:style-name="Police_20_par_20_défaut"><text:span text:style-name="T24">Fourth International Workshop on Computer Aided Software Engineering</text:span></text:span><text:span text:style-name="T20">, Irvine, </text:span><text:soft-page-break/><text:span text:style-name="T20">California, December 5 - 8, 1990.</text:span></text:p>
      <text:p text:style-name="P1"/>
      <text:p text:style-name="cv.presentation"><text:span text:style-name="Police_20_par_20_défaut"><text:span text:style-name="T21">Monjal, S., D. Ridjanovic and D. Pascot, "La conception de l'interface d'une application à partir de son schéma logique de données", </text:span></text:span><text:span text:style-name="Police_20_par_20_défaut"><text:span text:style-name="T22">Congrès INFORSID 90</text:span></text:span><text:span text:style-name="Police_20_par_20_défaut"><text:span text:style-name="T21">, Biarritz, France, May 15 - 18, 1990.</text:span></text:span></text:p>
      <text:p text:style-name="P2"/>
      <text:p text:style-name="cv.presentation"><text:span text:style-name="T20">Ridjanovic, D., "From Table Actions to User Update Screens", </text:span><text:span text:style-name="Police_20_par_20_défaut"><text:span text:style-name="T24">Second International DB2 Users Group Conference</text:span></text:span><text:span text:style-name="T20">, Chicago, May 13 - 17, 1990.</text:span></text:p>
      <text:p text:style-name="P1"/>
      <text:p text:style-name="cv.presentation"><text:span text:style-name="T20">Ridjanovic, D., "Database and Interface Object Oriented Design of Information Systems", </text:span><text:span text:style-name="Police_20_par_20_défaut"><text:span text:style-name="T24">Third International Workshop on Computer-Aided Software Engineering</text:span></text:span><text:span text:style-name="T20">, London, July 17 - 21, 1989.</text:span></text:p>
      <text:p text:style-name="P1"/>
      <text:p text:style-name="cv.presentation"><text:span text:style-name="Police_20_par_20_défaut"><text:span text:style-name="T21">Francoeur, D. and D. Ridjanovic, "Démarche de standardisation du développement des mises à jour", </text:span></text:span><text:span text:style-name="Police_20_par_20_défaut"><text:span text:style-name="T22">Conférence de l'Association des Sciences Administratives du Canada</text:span></text:span><text:span text:style-name="Police_20_par_20_défaut"><text:span text:style-name="T21">, Montréal, June 1 - 4, 1989.</text:span></text:span></text:p>
      <text:p text:style-name="P2"/>
      <text:p text:style-name="cv.presentation"><text:span text:style-name="Police_20_par_20_défaut"><text:span text:style-name="T21">Monjal, S. and D. Ridjanovic, "Les dictionnaires de données: pratique dans des organisations", </text:span></text:span><text:span text:style-name="Police_20_par_20_défaut"><text:span text:style-name="T22">Conférence de l'Association des Sciences Administratives du Canada</text:span></text:span><text:span text:style-name="Police_20_par_20_défaut"><text:span text:style-name="T21">, Montréal, June 1 - 4, 1989.</text:span></text:span></text:p>
      <text:p text:style-name="P2"/>
      <text:p text:style-name="cv.presentation"><text:span text:style-name="T20">Pascot, D., D. Ridjanovic, R.W. Mantha and A. Martel, "Dual Approach to Corporate Data Planning", </text:span><text:span text:style-name="Police_20_par_20_défaut"><text:span text:style-name="T24">Hawaii International Conference on System Sciences HICSS-22</text:span></text:span><text:span text:style-name="T20">, January 3 - 6, 1989.</text:span></text:p>
      <text:p text:style-name="P1"/>
      <text:p text:style-name="cv.presentation"><text:span text:style-name="T20">Landry, M., D. Pascot and D. Ridjanovic, "Répresentation et systèmes d'information", </text:span><text:span text:style-name="Police_20_par_20_défaut"><text:span text:style-name="T24">Conference <text:s/>on Information Technologies: Perspectives, Organizational and Cultural Impacts</text:span></text:span><text:span text:style-name="T20">, IBM Canada and Laval University, September 22 - 23, 1988.</text:span></text:p>
      <text:p text:style-name="P1"/>
      <text:p text:style-name="cv.presentation"><text:span text:style-name="T20">Ridjanovic, D., "CASE Tools-Based Rapid Development of RDM Applications", </text:span><text:span text:style-name="Police_20_par_20_défaut"><text:span text:style-name="T24">Computerized Assistance During the Information Systems Life Cycle</text:span></text:span><text:span text:style-name="T20">, IFIP WG 8.1 Conference in The CRIS Series, Egham, Surrey, England, September 19 - 22, 1988.</text:span></text:p>
      <text:p text:style-name="P1"/>
      <text:p text:style-name="cv.presentation"><text:span text:style-name="Police_20_par_20_défaut"><text:span text:style-name="T21">Ridjanovic, D., D. Pascot et P. Legendre, "Express-MLD: une approche de développement rapide centrée sur le modèle logique de données", </text:span></text:span><text:span text:style-name="Police_20_par_20_défaut"><text:span text:style-name="T22">Congrès INFORSID 88</text:span></text:span><text:span text:style-name="Police_20_par_20_défaut"><text:span text:style-name="T21">, La Rochelle, France, June 7 - 10, 1988.</text:span></text:span></text:p>
      <text:p text:style-name="P2"/>
      <text:p text:style-name="cv.presentation"><text:span text:style-name="T20">Mantha, R.W. and D. Ridjanovic, "A Representation System for the Development of Computer Integrated Organizations", </text:span><text:span text:style-name="Police_20_par_20_défaut"><text:span text:style-name="T24">Proceedings of the 6th International Conference on Entity-Relationship Approach</text:span></text:span><text:span text:style-name="T20">, North- Holland, New-York, November 9 - 11, 1987.</text:span></text:p>
      <text:p text:style-name="P1"/>
      <text:p text:style-name="cv.presentation"><text:span text:style-name="T20">Flory, A., S.T. March and D. Ridjanovic, "A Framework for the Development of the Information Resource", </text:span><text:span text:style-name="Police_20_par_20_défaut"><text:span text:style-name="T24">Proc. ICS 85: International Computing Symposium</text:span></text:span><text:span text:style-name="T20">, sponsored by the European Chapters of ACM, Florence, Italy, March 27 - 29, 1985.</text:span></text:p>
      <text:p text:style-name="P1"/>
      <text:p text:style-name="cv.presentation"><text:span text:style-name="T20">March, S.T., D. Ridjanovic and M. Prietula, "On the Effects of Normalization on the Quality of Relational Database Designs or Being Normal is Not Enough", </text:span><text:span text:style-name="Police_20_par_20_défaut"><text:span text:style-name="T24">Proc. 1984 Trends and Applications Conference: Making Database Work</text:span></text:span><text:span text:style-name="T20">, National Bureau of Standards, Gaithersburg, Maryland, May 23 - 24, 1984.</text:span></text:p>
      <text:p text:style-name="P1"/>
      <text:p text:style-name="cv.presentation"><text:span text:style-name="T20">Ridjanovic, D. and M.L. Brodie, "Action and Transaction Skeletons: High Level Language Constructs for Database Transactions", </text:span><text:span text:style-name="Police_20_par_20_défaut"><text:span text:style-name="T24">Proc. SIGPLAN '83: Symposium on Programming Language Issues in Software Systems</text:span></text:span><text:span text:style-name="T20">, San Francisco, June 27 - 29, 1983.</text:span></text:p>
      <text:p text:style-name="P1"/>
      <text:p text:style-name="cv.presentation"><text:span text:style-name="T20">Ridjanovic, D. and M.L. Brodie, "Specification versus Implementation", </text:span><text:span text:style-name="Police_20_par_20_défaut"><text:span text:style-name="T24">Proc. COMPCON '81: 23rd IEEE Computer Society International Conference</text:span></text:span><text:span text:style-name="T20">, September 15 - 17, 1981.</text:span></text:p>
      <text:p text:style-name="P9"/>
      <text:p text:style-name="Standard"><text:span text:style-name="Police_20_par_20_défaut"><text:span text:style-name="T23">PRESENTATIONS</text:span></text:span></text:p>
      <text:p text:style-name="P9"/>
      <text:p text:style-name="P1">"Organizovanje predavanja preko Interneta sa minimalnim resursima", Prvi kongres bosanskohercegovačkih naučnika iz zemlje i svijeta, Sarajevo, B&amp;H, 2006-09-15.</text:p>
      <text:p text:style-name="P1"/>
      <text:p text:style-name="P1">"Open Source i eGovernment", eGovernment Conference, Sarajevo, B&amp;H, 2004-10-13.</text:p>
      <text:p text:style-name="P1"/>
      <text:p text:style-name="P1">"Informatizacija BiH ili Kako da postignemo što vise sa što manje", Klub 99, Sarajevo, B&amp;H, June, 2004.</text:p>
      <text:p text:style-name="P1"/>
      <text:p text:style-name="P1"><text:soft-page-break/>"Open Source Software", Javna Uprava, Sarajevo, B&amp;H, May, 2004.</text:p>
      <text:p text:style-name="P1"/>
      <text:p text:style-name="P1">"Data Models as Intellectual Tools in Medical Information Systems", Second Congress of Medical Informatics of Bosnia and Herzegovina, Sarajevo, B&amp;H, April 16-18, 2004.</text:p>
      <text:p text:style-name="P1"/>
      <text:p text:style-name="P2">"Trendovi u informatici", IEEE Studentski Ogranak Sarajevo, ETF, Sarajevo, B&amp;H, April, 2004.</text:p>
      <text:p text:style-name="P2"/>
      <text:p text:style-name="P2">“Canevas de logiciels libres (frameworks)”, Groupe d’Intérêt Java, Québec, 2003-10-14.</text:p>
      <text:p text:style-name="P2"/>
      <text:p text:style-name="P2">“Struts: Une structure efficace pour développer des applications Web dynamiques”, WebTEK, Québec, 2001-03-20.</text:p>
      <text:p text:style-name="P2"/>
      <text:p text:style-name="P1">“Successes and Pitfalls of MIS Faculty in a Software Product Business”, University of Minnesota, Carlson School of Management, Department of Information and Decision Sciences, MIS Workshop, November, 1995.</text:p>
      <text:p text:style-name="P1"/>
      <text:p text:style-name="P1">“Meta-Data Architecture for Legacy Systems, Data Warehouses and User Views”, University of Minnesota, Carlson School of Management, Department of Information and Decision Sciences, MIS Workshop, October, 1995.</text:p>
      <text:p text:style-name="P1"/>
      <text:p text:style-name="P1">"DATARUN Method with the Support of SILVERRUN CASE Tools", SRC, Bled, Slovenia, November 9, 1992.</text:p>
      <text:p text:style-name="P1"/>
      <text:p text:style-name="P1">"Data and Object Driven Application Development with Relational Data Models", Universität Hamburg, Fachbereich Informatik, Hamburg, Germany, November 5, 1992.</text:p>
      <text:p text:style-name="P1"/>
      <text:p text:style-name="P1">"Data/Object Driven Approach to Rapid Database Application Development", New York City CASE Users Conference, September 17, 1992.</text:p>
      <text:p text:style-name="P1"/>
      <text:p text:style-name="P1">"Object Oriented Design and Construction of Relational Applications", Data Administration Management Association (DAMA), San Francisco Chapter, September 2, 1992.</text:p>
      <text:p text:style-name="P1"/>
      <text:p text:style-name="P1">"Design of Multi-Platform CASE; User Interface Using a Data Approach", Germany-Québec Software Technology Exchange Forum, GMD, Sankt Augustin, Germany, February, 1991.</text:p>
      <text:p text:style-name="P1"/>
      <text:p text:style-name="P1">"Graphical Interpretation of the Relational Data Model", CORS 88, Canadian Operational Research Society, Montréal, May 24 - 26, 1988.</text:p>
      <text:p text:style-name="P1"/>
      <text:p text:style-name="P2">"Représentation et systèmes d'information", (with M. Landry and D. Pascot), Colloque technologies de l'information, Université Laval, September 22 - 23, 1988.</text:p>
      <text:p text:style-name="P2"/>
      <text:p text:style-name="P1">"ER versus Relational: What are the Differences?" (with R, Mantha), International Conference on Entity- Relationship Approach, New York, November 9 - 11 1987.</text:p>
      <text:p text:style-name="P1"/>
      <text:p text:style-name="P1">"ACM/PCM--Active and Passive Component Modeling", IFIP London Open CRIS Conference: Comparative Review of Information System Design Methodologies, London, November 1 - 2, 1983.</text:p>
      <text:p text:style-name="P1"/>
      <text:p text:style-name="P1">"On the Design and Specification of Database Transactions" (with M.L. Brodie), Symposium on Conceptual Modeling: Perspectives from Artificial Intelligence, Databases, and Programming Languages, Intervale, New Hampshire, June 17 - 20, 1982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CA" fo:font-style="normal" fo:text-shadow="none" style:text-underline-style="none" fo:font-weight="normal" style:letter-kerning="true" style:font-size-asian="12pt" style:language-asian="fr" style:country-asian="CA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en" fo:country="CA" fo:font-style="normal" fo:text-shadow="none" style:text-underline-style="none" fo:font-weight="normal" style:letter-kerning="true" fo:background-color="transparent" style:font-name-asian="DejaVu Sans" style:font-size-asian="12pt" style:language-asian="fr" style:country-asian="CA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v.presentation" style:family="paragraph" style:parent-style-name="Standard">
      <style:paragraph-properties fo:margin-left="0.529cm" fo:margin-right="0cm" fo:hyphenation-ladder-count="no-limit" fo:text-indent="-0.026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Nimbus Roman No9 L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zenan Ridjanovic</meta:initial-creator>
    <dc:creator>Dzenan Ridjanovic</dc:creator>
    <meta:creation-date>2008-11-04T12:12:00Z</meta:creation-date>
    <dc:date>2011-11-15T13:25:27.01</dc:date>
    <meta:editing-cycles>31</meta:editing-cycles>
    <meta:editing-duration>PT3H20M34S</meta:editing-duration>
    <meta:document-statistic meta:table-count="0" meta:image-count="0" meta:object-count="0" meta:page-count="6" meta:paragraph-count="164" meta:word-count="2197" meta:character-count="1628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